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bf73" officeooo:paragraph-rsid="000abf73"/>
    </style:style>
    <style:style style:name="P2" style:family="paragraph" style:parent-style-name="Standard">
      <style:paragraph-properties fo:text-align="center" style:justify-single-word="false"/>
      <style:text-properties fo:font-size="20pt" officeooo:rsid="000e8031" officeooo:paragraph-rsid="000e803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abf73" officeooo:paragraph-rsid="000abf7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abf73" officeooo:paragraph-rsid="000abf7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dd1e" officeooo:paragraph-rsid="000abf7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thinking the Adoption of AI Surveillance Infrastructure:</text:p>
      <text:p text:style-name="P2">An Information Systems Governance Failure </text:p>
      <text:p text:style-name="P3"/>
      <text:p text:style-name="P4">By: Gregory Nut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0:16:46.659837000</meta:creation-date>
    <dc:date>2026-01-18T19:18:04.214058000</dc:date>
    <meta:editing-duration>PT2H45M47S</meta:editing-duration>
    <meta:editing-cycles>4</meta:editing-cycles>
    <meta:generator>LibreOffice/25.8.4.2$MacOSX_AARCH64 LibreOffice_project/290daaa01b999472f0c7a3890eb6a550fd74c6df</meta:generator>
    <meta:document-statistic meta:table-count="0" meta:image-count="0" meta:object-count="0" meta:page-count="2" meta:paragraph-count="3" meta:word-count="15" meta:character-count="117" meta:non-whitespace-character-count="104"/>
  </office:meta>
</office:document-meta>
</file>